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1"/>
          <table:table-cell office:value-type="string" table:style-name="ce1">
            <text:p>Вес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750" table:style-name="ce10">
            <text:p>750</text:p>
          </table:table-cell>
          <table:table-cell table:style-name="ce1"/>
          <table:table-cell office:value-type="float" office:value="750" table:formula="of:=[.E2]" table:style-name="ce1">
            <text:p>7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4]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500" table:style-name="ce10">
            <text:p>500</text:p>
          </table:table-cell>
          <table:table-cell table:style-name="ce1"/>
          <table:table-cell office:value-type="float" office:value="500" table:formula="of:=[.E5]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7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9]" table:style-name="ce1">
            <text:p>8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10]" table:style-name="ce1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шт</text:p>
          </table:table-cell>
          <table:table-cell office:value-type="float" office:value="12" table:formula="of:=[.E11]*0.4" table:style-name="ce1">
            <text:p>12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style-name="ce1"/>
          <table:table-cell office:value-type="float" office:value="0" table:formula="of:=[.E12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table:style-name="ce10"/>
          <table:table-cell table:style-name="ce1"/>
          <table:table-cell office:value-type="float" office:value="0" table:formula="of:=[.E14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19]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1]" table:style-name="ce1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2]" table:style-name="ce1">
            <text:p>1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30" table:style-name="ce10">
            <text:p>230</text:p>
          </table:table-cell>
          <table:table-cell table:style-name="ce1"/>
          <table:table-cell office:value-type="float" office:value="230" table:formula="of:=[.E23]" table:style-name="ce1">
            <text:p>23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24]" table:style-name="ce1">
            <text:p>8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table:style-name="ce10"/>
          <table:table-cell table:style-name="ce1"/>
          <table:table-cell office:value-type="float" office:value="0" table:formula="of:=[.E25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26]" table:style-name="ce1">
            <text:p>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27]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5" table:style-name="ce10">
            <text:p>15</text:p>
          </table:table-cell>
          <table:table-cell table:style-name="ce1"/>
          <table:table-cell office:value-type="float" office:value="15" table:formula="of:=[.E29]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32]" table:style-name="ce1">
            <text:p>5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25" table:style-name="ce10">
            <text:p>25</text:p>
          </table:table-cell>
          <table:table-cell table:style-name="ce1"/>
          <table:table-cell office:value-type="float" office:value="25" table:formula="of:=[.E33]" table:style-name="ce1">
            <text:p>25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130" table:style-name="ce10">
            <text:p>130</text:p>
          </table:table-cell>
          <table:table-cell table:style-name="ce1"/>
          <table:table-cell office:value-type="float" office:value="130" table:formula="of:=[.E34]" table:style-name="ce1">
            <text:p>13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35]" table:style-name="ce1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36]" table:style-name="ce1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37]" table:style-name="ce1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30" table:style-name="ce10">
            <text:p>130</text:p>
          </table:table-cell>
          <table:table-cell table:style-name="ce1"/>
          <table:table-cell office:value-type="float" office:value="130" table:formula="of:=[.E38]" table:style-name="ce1">
            <text:p>1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40]" table:style-name="ce1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1]" table:style-name="ce1">
            <text:p>1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50" table:formula="of:=[.E43]" table:style-name="ce1">
            <text:p>2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500" table:style-name="ce10">
            <text:p>500</text:p>
          </table:table-cell>
          <table:table-cell table:style-name="ce1"/>
          <table:table-cell office:value-type="float" office:value="500" table:formula="of:=[.E44]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45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46]" table:style-name="ce1">
            <text:p>1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48]" table:style-name="ce1">
            <text:p>1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49]" table:style-name="ce1">
            <text:p>2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5" table:style-name="ce10">
            <text:p>5</text:p>
          </table:table-cell>
          <table:table-cell table:style-name="ce1"/>
          <table:table-cell office:value-type="float" office:value="5" table:formula="of:=[.E50]" table:style-name="ce1">
            <text:p>5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52]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3825" table:formula="of:=SUM([.E2:.E54])" table:style-name="ce16">
            <text:p>3825</text:p>
          </table:table-cell>
          <table:table-cell table:style-name="ce1"/>
          <table:table-cell office:value-type="float" office:value="3807" table:formula="of:=SUM([.G2:.G54])" table:style-name="ce16">
            <text:p>3807</text:p>
          </table:table-cell>
          <table:table-cell table:number-columns-repeated="16377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4-30T07:56:14Z</dc:date>
    <meta:print-date>2024-03-12T10:36:39Z</meta:print-date>
    <meta:editing-cycles>87</meta:editing-cycles>
    <meta:editing-duration>PT106237S</meta:editing-duration>
  </office:meta>
</office:document-meta>
</file>